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italic" fo:font-weight="normal" style:font-style-asian="italic" style:font-weight-asian="normal"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sting Theories Of The Choice To Vote Via Predictive Analytics: A Prospectus</text:h>
      <text:p text:style-name="Standard"/>
      <text:p text:style-name="P1"><text:tab/>The most exciting phrase to hear in science, the one that heralds new discoveries, is not 'Eureka!', but 'That's funny …'</text:p>
      <text:p text:style-name="Standard"><text:tab/>–Attributed to Isaac Asimov </text:p>
      <text:p text:style-name="Standard"/>
      <text:p text:style-name="Standard"><text:tab/> In its latest incarnation, the General Social Study includes over 950 variables, allowing researchers to test hypotheses using the same data for decades. Private sources have even larger collections of data, and larger datasets have become more common throughout political science, enabling the consideration of an impossible volume of hypotheses. But while it is possible to develop such hypotheses, testing the effects of a few variables on a dependent variable of choice, the majority of the data is never considered. We are, as Yale Librarian Rutherford Roger would put it “drowning in information, and starving for knowledge” (Hastie, Tibshirani, and Friedman 2009). My goal in my dissertation is to leave this state and build our understanding through, rather than in spite of, large data sets, increasing the knowledge that Roger longs for. My approach to adding knowledge through bigger data sets involves applying an algorithm I created to the choice to vote, using inductive pattern searching to turn the famine Roger describes into a feast.</text:p>
      <text:p text:style-name="Standard"><text:tab/>Within this dissertation, I explore large data sets using an algorithm I created, which makes it possible to consider all available data to build models of the most useful predictors for a given dependent variable. To deal with the available data (based around a specific problem I encountered), I designed an algorithm that gave each variable in the data the chance to demonstrate its predictive ability. The algorithm parses the data in a manner that both enables the assessment of multiple theories as well as the creation of a predictive model that enables a new consideration of the choice to vote.</text:p>
      <text:p text:style-name="Standard"><text:s text:c="2"/><text:tab/>To retest theories surrounding the choice to vote, the dissertation will explain and demonstrate a means of finding patterns that uses inductive reasoning on large datasets, applying it to data surrounding the decision to vote. The benefit of such an approach lies in the use of a predictive analytic technique, which can validate or dispute theorists' offerings independent of more typical approaches in statistical analysis. This technique enables testing theory as it pertains to a different criterion, prediction, rather than gathering inferential statistics. Such an approach allows for the creation of predictive models that enable an argument with theorists based on a different conception of theoretical power. Theoretical power concentrating not on statistical significance or correlations, but how well the theorized model predicts a set of data kept out of the sample for modeling. Such an approach will build more predictive models and a sense of which variables have relevance, allowing for a consideration of the choice to vote in a manner that improves upon the typical political scientific approach to data analysis. </text:p>
      <text:p text:style-name="Standard"><text:tab/>Throughout political science, determining answers to questions such as the choice to vote usually follows the same format. A researcher hypothesizes a connection between two variables, adding some controls based on theoretical reasoning. The researcher then looks for or gathers data, often conducting a regression to test the hypotheses, and then comes to a conclusion about the theory's veracity (705 Text). Verifying or rejecting theory, however, usually depends on statistical significance, with a p-value below a certain threshold determining whether there is a connection (Verzani 2005). Due to the low threshold, leading to the potential for false positives and manipulation, the social scientific approach can lead to questionable conclusions. </text:p>
      <text:p text:style-name="Standard"><text:tab/>The problem of relying primarily on p-values to determine the veracity of a given theory lies in the use of such a low threshold for proof. Some level of uncertainty is accepted in all statistical tests, but the use of .05 as an accepted measure of uncertainty ensures that one out of twenty tests will return <text:soft-page-break/>a false result. Either the tests will return a false positive, suggesting that a result is wrongly significant when it shouldn't be, or a false negative, where a result that should be significant is instead rejected. Some level of statistical uncertainty is accepted as a part of performing such analyses, but the level of uncertainty leaves something to be desired. Such uncertainty leaves the discipline vulnerable to p-hacking, attempts to find large quantities of results and publishing on significant ones (Gelman and Lokkan 2013). While the discipline guards against this by parsing theoretical justification, an alternative statistical approach, predictive modeling, can better prevent overreliance on p-values.</text:p>
      <text:p text:style-name="Standard"><text:tab/>The use of predictive modeling can enable the development of models that </text:p>
      <text:p text:style-name="Standard">but before getting into where such an approach has been used before, predictive modeling must be defined and contrasted with exploratory modeling, the social sciences' typical approach. Exploratory modeling involves testing causal explanations using statistical models. A researcher conducting exploratory modeling uses hypotheses to determine what theoretical constructs should be transformed into measurements, which are then compared using statistical testing. Predictive modeling differs in its approach. Instead of developing causal explanations, predictive modeling attempts to apply statistical models for the purpose of predicting new or future observations (Shmuelli 2010). Although they are less commonly used in the social sciences, predictive models have found sanctuary in one area of electoral politics, where they have allowed for theoretical advancements.</text:p>
      <text:p text:style-name="Standard"><text:tab/>Predictive modeling, while uncommon in political science, is advanced in at least one subdiscipline of American politics: forecasting elections. As Mayer points out in his summation of electoral forecasting, predictive modeling has empowered further understanding of historical factors in deciding elections (Mayer 2014, Abramowitz 2008;2012). Electoral forecasting has also provided a sense of how information affects vote choice and the ability of polls to approximate outcomes (Gelman and King 1993). Debate continues on the role of campaigns (Belanger and Soroka 2012) in deciding elections, and the approaches to best approximate the outcomes of elections (Gelman and King 1993, Silver 2012). Despite these open questions, predictive modeling provided the underpinnings to allow these discoveries to happen, making a contribution to the literature that should be expanded.</text:p>
      <text:p text:style-name="Standard"><text:tab/>Despite predictive modeling's track record in contributing to our understanding of campaigns and elections, and its potential for contributing in other areas, the use of predictive analytics in political science remains controversial. Robinson points out that the use of modeling to make prescriptions is dependent on the modelers' assumptions, biasing results in favor of preordained policy outcomes (1992). Silver dissents with this position, arguing that the modeler's perspective is necessarily incorporated, and should be stated explicitly in his advancement of Bayesian statistical approaches (2012). While the debate between Bayesians and Frequentists remains unsettled, the argument that making predictions is undesirable due to prior biases is insufficient to discount the use of predictive modeling.</text:p>
      <text:p text:style-name="Standard"/>
      <text:p text:style-name="Standard">Shapiro points out the difficulty of prediction across political science, as well as the fact that theory is often broad enough to allow for conflicting outcomes. Despite this capriciousness in theory, Shapiro argues profoundly for the necessity of theory, as without it, empirics are blind (2002). Shapiro is correct on both counts, but prediction's difficulty doesn't mean it should discarded, but embraced, as it allows us</text:p>
      <text:p text:style-name="Standard"/>
      <text:p text:style-name="Standard"/>
      <text:p text:style-name="Standard"/>
      <text:p text:style-name="Standard"/>
      <text:p text:style-name="Standard"/>
      <text:p text:style-name="Standard">While supervised learning techniques might enable the revelation of further connections, such approaches require an intense concentration in statistical learning</text:p>
      <text:p text:style-name="Standard">A variation on supervised learning techniques, as discussed by Hastie, Friedman, and Tibshirani</text:p>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njamin Rogers</meta:initial-creator>
    <meta:creation-date>2016-02-29T13:15:46</meta:creation-date>
    <dc:date>2016-03-02T16:48:21</dc:date>
    <dc:creator>Benjamin Rogers</dc:creator>
    <meta:editing-duration>PT3H27M8S</meta:editing-duration>
    <meta:editing-cycles>283</meta:editing-cycles>
    <meta:generator>OpenOffice/4.1.2$Unix OpenOffice.org_project/412m3$Build-9782</meta:generator>
    <meta:document-statistic meta:table-count="0" meta:image-count="0" meta:object-count="0" meta:page-count="3" meta:paragraph-count="15" meta:word-count="1213" meta:character-count="8117"/>
  </office:meta>
</office:document-meta>
</file>